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6000003C4AE7A1D73.png"/>
  <manifest:file-entry manifest:media-type="image/png" manifest:full-path="Pictures/10000201000002C8000003A724B74B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11cm" draw:z-index="0"><draw:image xlink:href="Pictures/10000201000002B6000003C4AE7A1D73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322cm" draw:z-index="1"><draw:image xlink:href="Pictures/10000201000002C8000003A724B74BC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2S</meta:editing-duration>
    <meta:editing-cycles>5</meta:editing-cycles>
    <meta:generator>OpenOffice/4.1.3$Win32 OpenOffice.org_project/413m1$Build-9783</meta:generator>
    <dc:date>2018-01-20T15:32:00.48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